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Color Emoji" svg:font-family="Apple Color Emoji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0694in" fo:margin-bottom="0.0694in"/>
      <style:text-properties style:font-name="Times New Roman" fo:font-size="18.0pt"/>
    </style:style>
    <style:style style:name="P2" style:family="paragraph" style:parent-style-name="Standard">
      <style:paragraph-properties fo:margin-top="0.0694in" fo:margin-bottom="0.0694in"/>
      <style:text-properties style:font-name="Times New Roman" fo:font-size="12.0pt"/>
    </style:style>
    <style:style style:name="P3" style:family="paragraph" style:parent-style-name="Standard">
      <style:paragraph-properties fo:margin-top="0.0694in" fo:margin-bottom="0.069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4" style:family="paragraph" style:parent-style-name="Standard">
      <style:text-properties style:font-name="Times" fo:font-size="11.0pt"/>
    </style:style>
    <style:style style:name="P5" style:family="paragraph" style:parent-style-name="Standard">
      <style:text-properties style:font-name="Times New Roman" fo:font-size="18.0pt"/>
    </style:style>
    <style:style style:name="P6" style:family="paragraph" style:parent-style-name="Standard">
      <style:text-properties style:font-name="Times New Roman" fo:font-size="12.0pt"/>
    </style:style>
    <style:style style:name="P7" style:family="paragraph" style:parent-style-name="Standard">
      <style:paragraph-properties fo:margin-top="0.0694in" fo:margin-bottom="0.0694in"/>
      <style:text-properties style:font-name="Times New Roman" fo:font-size="13.5pt"/>
    </style:style>
    <style:style style:name="P8" style:family="paragraph" style:parent-style-name="Standard">
      <style:paragraph-properties fo:margin-top="0.0277in"/>
      <style:text-properties style:font-name="Times" fo:font-size="12.0pt" fo:color="#2f5496"/>
    </style:style>
    <style:style style:name="P9" style:family="paragraph" style:parent-style-name="Standard">
      <style:paragraph-properties fo:margin-bottom="0.1111in" fo:line-height="106%"/>
      <style:text-properties style:font-name="Times" fo:font-size="11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 fo:letter-spacing="0.0000in"/>
    </style:style>
    <style:style style:name="T4" style:family="text">
      <style:text-properties style:font-name="Apple Color Emoji"/>
    </style:style>
    <style:style style:name="T5" style:family="text">
      <style:text-properties style:font-name="Apple Color Emoji" fo:letter-spacing="0.0000in"/>
    </style:style>
    <style:style style:name="T6" style:family="text">
      <style:text-properties fo:font-style="italic" fo:font-style-asian="italic" fo:font-style-complex="italic" fo:letter-spacing="0.0000in"/>
    </style:style>
    <style:style style:name="T7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1. Experiencia sensorial</text:span></text:p>
      <text:p text:style-name="P2"><text:span text:style-name="T2">Para cerrar esta pequeña gran historia, te proponemos una </text:span><text:span text:style-name="T3">experiencia sensorial inmersiva</text:span><text:span text:style-name="T2">, ideal para acompañar la parte práctica de la formación:</text:span></text:p>
      <text:list text:style-name="L1">
        <text:list-item>
          <text:p text:style-name="P3"><text:span text:style-name="T4"/><text:span text:style-name="T5">🎶</text:span><text:span text:style-name="T3"><text:s/>Música sugerida:</text:span><text:span text:style-name="T2"><text:line-break/></text:span><text:span text:style-name="T6">“Air on the G String” de Johann Sebastian Bach</text:span><text:span text:style-name="T2"><text:line-break/>Una melodía suave, armoniosa y elegante que crea el ambiente perfecto para apreciar el vino con calma y atención.</text:span></text:p>
        </text:list-item>
        <text:list-item>
          <text:p text:style-name="P3"><text:span text:style-name="T4"/><text:span text:style-name="T5">🍷</text:span><text:span text:style-name="T3"><text:s/>Vino sugerido:</text:span><text:span text:style-name="T2"><text:line-break/></text:span><text:span text:style-name="T6">Un tinto joven</text:span><text:span text:style-name="T2"><text:s/>(preferentemente Tempranillo o Garnacha). Ideal para paladares que se inician, con sabores frutales y taninos suaves.</text:span></text:p>
        </text:list-item>
        <text:list-item>
          <text:p text:style-name="P3"><text:span text:style-name="T4"/><text:span text:style-name="T5">🍽</text:span><text:span text:style-name="T3"><text:s/>Maridaje recomendado:</text:span><text:span text:style-name="T2"><text:line-break/></text:span><text:span text:style-name="T6">Pan artesanal y queso suave (como un Brie o un Camembert joven)</text:span><text:span text:style-name="T2">.<text:line-break/>Esta combinación permite destacar las notas frutales del vino y proporciona una experiencia gustativa equilibrada y placentera.</text:span></text:p>
        </text:list-item>
      </text:list>
      <text:p text:style-name="P2"><text:span text:style-name="T3">Tip de cata:</text:span><text:span text:style-name="T2"><text:s/>Observa el color, huele con atención, saborea en pequeños sorbos y permite que el vino “hable”. Cada vino tiene su propio relato.</text:span></text:p>
      <text:p text:style-name="P4"/>
      <text:p text:style-name="P4"/>
      <text:p text:style-name="P4"/>
      <text:p text:style-name="P5"><text:span text:style-name="T1">2: Experiencia sensorial</text:span></text:p>
      <text:p text:style-name="P6"><text:span text:style-name="T3">Objetivo:</text:span><text:span text:style-name="T2"><text:s/>poner en práctica lo aprendido con los sentidos.</text:span></text:p>
      <text:p text:style-name="P7"><text:span text:style-name="T4">🎶</text:span><text:span text:style-name="T1"><text:s/>Música sugerida: “Acoustic Sunrise”</text:span></text:p>
      <text:p text:style-name="P2"><text:span text:style-name="T2">Una melodía tranquila, con guitarra acústica y ritmo suave. Ideal para crear un ambiente relajado que invite a la concentración sensorial.</text:span></text:p>
      <text:p text:style-name="P7"><text:span text:style-name="T4">🍷</text:span><text:span text:style-name="T1"><text:s/>Vino sugerido: Blanco seco, servido a 9 °C</text:span></text:p>
      <text:p text:style-name="P2"><text:span text:style-name="T2">Variedades recomendadas:</text:span></text:p>
      <text:list text:style-name="L1">
        <text:list-item>
          <text:p text:style-name="P3"><text:span text:style-name="T1"/><text:span text:style-name="T3">Sauvignon Blanc</text:span><text:span text:style-name="T2"><text:s/>(aromático, fresco, cítrico)</text:span></text:p>
        </text:list-item>
        <text:list-item>
          <text:p text:style-name="P3"><text:span text:style-name="T1"/><text:span text:style-name="T3">Verdejo</text:span><text:span text:style-name="T2"><text:s/>(afrutado, con ligera amargura final)</text:span></text:p>
        </text:list-item>
      </text:list>
      <text:p text:style-name="P2"><text:span text:style-name="T2">Temperatura ideal:</text:span></text:p>
      <text:list text:style-name="L1">
        <text:list-item>
          <text:p text:style-name="P3"><text:span text:style-name="T2">8–10 °C, para conservar los aromas y frescura.</text:span></text:p>
        </text:list-item>
      </text:list>
      <text:p text:style-name="P7"><text:span text:style-name="T4">🍽</text:span><text:span text:style-name="T1"><text:s/>Maridaje sugerido:</text:span></text:p>
      <text:list text:style-name="L1">
        <text:list-item>
          <text:p text:style-name="P3"><text:span text:style-name="T1"/><text:span text:style-name="T3">Mariscos (langostinos, almejas, mejillones)</text:span><text:span text:style-name="T2">: resaltan la mineralidad del vino blanco.</text:span></text:p>
        </text:list-item>
        <text:list-item>
          <text:p text:style-name="P3"><text:span text:style-name="T1"/><text:span text:style-name="T3">Ensaladas frescas con frutas, nueces o queso suave</text:span><text:span text:style-name="T2">: combinan con la acidez natural del vino, equilibrando el paladar.</text:span></text:p>
        </text:list-item>
      </text:list>
      <text:p text:style-name="P8"><text:span text:style-name="T7">Consejos para la cata:</text:span></text:p>
      <text:list text:style-name="L2">
        <text:list-item>
          <text:p text:style-name="P3"><text:span text:style-name="T1"/><text:span text:style-name="T3">Observar:</text:span><text:span text:style-name="T2"><text:s/>color, claridad, brillo.</text:span></text:p>
        </text:list-item>
        <text:list-item>
          <text:p text:style-name="P3"><text:span text:style-name="T1"/><text:span text:style-name="T3">Oler:</text:span><text:span text:style-name="T2"><text:s/>sin agitar primero; luego con movimiento para liberar aromas.</text:span></text:p>
        </text:list-item>
        <text:list-item>
          <text:p text:style-name="P3"><text:span text:style-name="T1"/><text:span text:style-name="T3">Probar:</text:span><text:span text:style-name="T2"><text:s/>pequeños sorbos, dejar recorrer la boca. Notar acidez, cuerpo, final.</text:span></text:p>
        </text:list-item>
      </text:list>
      <text:p text:style-name="P2"><text:span text:style-name="T2">Con esta experiencia se descubre cómo clima, suelo y variedad se combinan en cada sorbo.</text:span></text:p>
      <text:p text:style-name="P9"/>
      <text:p text:style-name="P1"><text:span text:style-name="T1">3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“Cello Suite No. 1 in G Major” – J.S. Bach</text:span><text:span text:style-name="T2"><text:line-break/></text:span><text:span text:style-name="T5">🍷</text:span><text:span text:style-name="T2"><text:s/></text:span><text:span text:style-name="T3">Vino sugerido:</text:span><text:span text:style-name="T2"><text:s/>Tinto crianza servido a 17 °C.<text:line-break/></text:span><text:span text:style-name="T5">🍽</text:span><text:span text:style-name="T2"><text:s/></text:span><text:span text:style-name="T3">Maridaje:</text:span><text:span text:style-name="T2"><text:s/>Carnes blancas, aves o pastas con salsa ligera.</text:span></text:p>
      <text:p text:style-name="P2"><text:span text:style-name="T2">Esta propuesta busca </text:span><text:span text:style-name="T3">alinear los sentidos</text:span><text:span text:style-name="T2">. La música de Bach, estructurada pero emotiva, refleja la armonía entre técnica y sensibilidad que requiere la elaboración del vino.<text:line-break/>El vino crianza, por su parte, simboliza ese equilibrio entre </text:span><text:span text:style-name="T3">juventud y madurez</text:span><text:span text:style-name="T2">, entre fruta y madera.<text:line-break/>Cada sorbo invita al estudiante a percibir cómo </text:span><text:span text:style-name="T3">el tiempo actúa como un quinto ingrediente</text:span><text:span text:style-name="T2">, invisible pero determinante.</text:span></text:p>
      <text:p text:style-name="P2"><text:span text:style-name="T2">Ejercicio sensorial:<text:line-break/>Toma una copa de vino tinto crianza y analiza sus fases:</text:span></text:p>
      <text:list text:style-name="L1">
        <text:list-item>
          <text:p text:style-name="P3"><text:span text:style-name="T1"/><text:span text:style-name="T3">Vista:</text:span><text:span text:style-name="T2"><text:s/>observa el color rubí con reflejos teja, señal de evolución.</text:span></text:p>
        </text:list-item>
        <text:list-item>
          <text:p text:style-name="P3"><text:span text:style-name="T1"/><text:span text:style-name="T3">Nariz:</text:span><text:span text:style-name="T2"><text:s/>detecta aromas de fruta madura, vainilla, cuero y cacao.</text:span></text:p>
        </text:list-item>
        <text:list-item>
          <text:p text:style-name="P3"><text:span text:style-name="T1"/><text:span text:style-name="T3">Boca:</text:span><text:span text:style-name="T2"><text:s/>busca equilibrio, suavidad y persistencia.<text:line-break/>Así entenderás, en la práctica, lo que la crianza aporta a la estructura del vino.</text:span></text:p>
        </text:list-item>
      </text:list>
      <text:p text:style-name="P9"/>
      <text:p text:style-name="P1"><text:span text:style-name="T1">4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Miles Davis – “Blue in Green”</text:span><text:span text:style-name="T2"><text:line-break/></text:span><text:span text:style-name="T5">🍷</text:span><text:span text:style-name="T2"><text:s/></text:span><text:span text:style-name="T3">Vino sugerido:</text:span><text:span text:style-name="T2"><text:s/></text:span><text:span text:style-name="T6">Cabernet Sauvignon Reserva</text:span><text:span text:style-name="T2"><text:line-break/></text:span><text:span text:style-name="T5">🍽</text:span><text:span text:style-name="T2"><text:s/></text:span><text:span text:style-name="T3">Maridaje:</text:span><text:span text:style-name="T2"><text:s/></text:span><text:span text:style-name="T6">Entrecot a la parrilla o tabla de quesos curados.</text:span></text:p>
      <text:p text:style-name="P2"><text:span text:style-name="T2">El vino tinto invita a la </text:span><text:span text:style-name="T3">introspección y la pausa</text:span><text:span text:style-name="T2">, tal como la música de Miles Davis: profunda, rítmica y llena de matices.<text:line-break/>El Cabernet Sauvignon Reserva, con su combinación de fuerza y elegancia, ejemplifica perfectamente la esencia de los tintos con cuerpo.</text:span></text:p>
      <text:p text:style-name="P7"><text:span text:style-name="T1">Ejercicio sensorial guiado:</text:span></text:p>
      <text:list text:style-name="L2">
        <text:list-item>
          <text:p text:style-name="P3"><text:span text:style-name="T1"/><text:span text:style-name="T3">Vista:</text:span><text:span text:style-name="T2"><text:s/>Observa el color rubí oscuro con ribetes granates; su densidad sugiere concentración y crianza.</text:span></text:p>
        </text:list-item>
        <text:list-item>
          <text:p text:style-name="P3"><text:span text:style-name="T1"/><text:span text:style-name="T3">Nariz:</text:span><text:span text:style-name="T2"><text:s/>Inhala lentamente y busca capas aromáticas: fruta negra (cassis, mora), notas de roble (vainilla, cacao), y un toque de tierra húmeda.</text:span></text:p>
        </text:list-item>
        <text:list-item>
          <text:p text:style-name="P3"><text:span text:style-name="T1"/><text:span text:style-name="T3">Boca:</text:span><text:span text:style-name="T2"><text:s/>Percibe cómo los taninos acarician el paladar. Su acidez equilibra el peso, y el final es largo, persistente, con notas tostadas.</text:span></text:p>
        </text:list-item>
      </text:list>
      <text:p text:style-name="P2"><text:span text:style-name="T5">🎓</text:span><text:span text:style-name="T2"><text:s/></text:span><text:span text:style-name="T6">Tip de sommelier:</text:span><text:span text:style-name="T2"><text:s/>cuando cates un vino tinto, deja que respire unos minutos. El oxígeno es su mejor aliado para mostrarte su verdadera personalidad.</text:span></text:p>
      <text:p text:style-name="P9"/>
      <text:p text:style-name="P1"><text:span text:style-name="T1">5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Bossa Nova – “The Girl from Ipanema”</text:span><text:span text:style-name="T2"><text:line-break/></text:span><text:span text:style-name="T5">🍷</text:span><text:span text:style-name="T2"><text:s/></text:span><text:span text:style-name="T3">Vino sugerido:</text:span><text:span text:style-name="T2"><text:s/></text:span><text:span text:style-name="T6">Sauvignon Blanc joven.</text:span><text:span text:style-name="T2"><text:line-break/></text:span><text:span text:style-name="T5">🍽</text:span><text:span text:style-name="T2"><text:s/></text:span><text:span text:style-name="T3">Maridaje:</text:span><text:span text:style-name="T2"><text:s/></text:span><text:span text:style-name="T6">Ceviche o camarones al ajillo.</text:span></text:p>
      <text:p text:style-name="P2"><text:span text:style-name="T2">El vino blanco invita a </text:span><text:span text:style-name="T3">saborear el instante</text:span><text:span text:style-name="T2">. Ligero y efímero, se disfruta con la misma frescura que transmite su acidez.<text:line-break/>Para esta experiencia, proponemos un Sauvignon Blanc joven, vibrante y expresivo.</text:span></text:p>
      <text:p text:style-name="P7"><text:span text:style-name="T1">Ejercicio sensorial:</text:span></text:p>
      <text:list text:style-name="L2">
        <text:list-item>
          <text:p text:style-name="P3"><text:span text:style-name="T1"/><text:span text:style-name="T3">Vista:</text:span><text:span text:style-name="T2"><text:s/>observa su color pajizo con reflejos verdosos, brillante y cristalino.</text:span></text:p>
        </text:list-item>
        <text:list-item>
          <text:p text:style-name="P3"><text:span text:style-name="T1"/><text:span text:style-name="T3">Nariz:</text:span><text:span text:style-name="T2"><text:s/>busca aromas cítricos, florales y herbales: notas de lima, hierba y maracuyá.</text:span></text:p>
        </text:list-item>
        <text:list-item>
          <text:p text:style-name="P3"><text:span text:style-name="T1"/><text:span text:style-name="T3">Boca:</text:span><text:span text:style-name="T2"><text:s/>siente su acidez crujiente, su textura ligera y su final seco, que invita a otro sorbo.</text:span></text:p>
        </text:list-item>
      </text:list>
      <text:p text:style-name="P2"><text:span text:style-name="T5">💬</text:span><text:span text:style-name="T2"><text:s/></text:span><text:span text:style-name="T6">Tip de sommelier:</text:span><text:span text:style-name="T2"><text:s/>el vino blanco no se contempla, se siente. Su valor está en su ligereza, su energía y su precisión aromática.</text:span></text:p>
      <text:p text:style-name="P9"/>
      <text:p text:style-name="P1"><text:span text:style-name="T1">6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Norah Jones – “Come Away With Me”</text:span><text:span text:style-name="T2"><text:line-break/></text:span><text:span text:style-name="T5">🍷</text:span><text:span text:style-name="T2"><text:s/></text:span><text:span text:style-name="T3">Vino sugerido:</text:span><text:span text:style-name="T2"><text:s/></text:span><text:span text:style-name="T6">Rosado de Garnacha joven.</text:span><text:span text:style-name="T2"><text:line-break/></text:span><text:span text:style-name="T5">🍽</text:span><text:span text:style-name="T2"><text:s/></text:span><text:span text:style-name="T3">Maridaje:</text:span><text:span text:style-name="T2"><text:s/></text:span><text:span text:style-name="T6">Ensalada mediterránea o pizza blanca.</text:span></text:p>
      <text:p text:style-name="P2"><text:span text:style-name="T2">El vino rosado invita a disfrutar sin prisa. Es fresco pero expresivo, fácil de beber pero lleno de matices.<text:line-break/>Su energía positiva y su carácter festivo lo convierten en el vino de los encuentros y las sobremesas largas.</text:span></text:p>
      <text:p text:style-name="P7"><text:span text:style-name="T1">Ejercicio sensorial para alumnos:</text:span></text:p>
      <text:list text:style-name="L2">
        <text:list-item>
          <text:p text:style-name="P3"><text:span text:style-name="T1"/><text:span text:style-name="T3">Vista:</text:span><text:span text:style-name="T2"><text:s/>observa el color: puede ser pálido como el salmón o brillante como la frambuesa. Evalúa su limpieza y brillo.</text:span></text:p>
        </text:list-item>
        <text:list-item>
          <text:p text:style-name="P3"><text:span text:style-name="T1"/><text:span text:style-name="T3">Nariz:</text:span><text:span text:style-name="T2"><text:s/>huele profundamente: busca notas de fresa, cereza, pétalos, caramelo o hierbas frescas.</text:span></text:p>
        </text:list-item>
        <text:list-item>
          <text:p text:style-name="P3"><text:span text:style-name="T1"/><text:span text:style-name="T3">Boca:</text:span><text:span text:style-name="T2"><text:s/>analiza su entrada suave, su paso fluido y su final seco. La acidez debe ser nítida, el cuerpo medio y el postgusto frutal.</text:span></text:p>
        </text:list-item>
      </text:list>
      <text:p text:style-name="P2"><text:span text:style-name="T5">💬</text:span><text:span text:style-name="T2"><text:s/></text:span><text:span text:style-name="T6">Un rosado bien hecho tiene la ligereza de un blanco y el alma alegre de un tinto.</text:span></text:p>
      <text:p text:style-name="P9"/>
      <text:p text:style-name="P1"><text:span text:style-name="T1">7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“Classical Remix – Vivaldi Lounge”</text:span><text:span text:style-name="T2"><text:line-break/></text:span><text:span text:style-name="T5">🍷</text:span><text:span text:style-name="T2"><text:s/></text:span><text:span text:style-name="T3">Vino sugerido:</text:span><text:span text:style-name="T2"><text:s/></text:span><text:span text:style-name="T6">Cava Brut Nature</text:span><text:span text:style-name="T2"><text:line-break/></text:span><text:span text:style-name="T5">🍽</text:span><text:span text:style-name="T2"><text:s/></text:span><text:span text:style-name="T3">Maridaje:</text:span><text:span text:style-name="T2"><text:s/></text:span><text:span text:style-name="T6">Ostras o tartar de salmón.</text:span></text:p>
      <text:p text:style-name="P2"><text:span text:style-name="T2">La experiencia de un espumoso es multisensorial.<text:line-break/>Antes de probarlo, se disfruta </text:span><text:span text:style-name="T3">visual y auditivamente</text:span><text:span text:style-name="T2">: las burbujas ascendiendo, el sonido del descorche, el brillo del vino en la copa.</text:span></text:p>
      <text:p text:style-name="P7"><text:span text:style-name="T1">Ejercicio sensorial para alumnos:</text:span></text:p>
      <text:list text:style-name="L2">
        <text:list-item>
          <text:p text:style-name="P3"><text:span text:style-name="T1"/><text:span text:style-name="T3">Vista:</text:span><text:span text:style-name="T2"><text:s/>observa el color (del amarillo pálido al dorado intenso) y la fineza del perlage (las burbujas). Cuanto más pequeñas y persistentes, mayor calidad.</text:span></text:p>
        </text:list-item>
        <text:list-item>
          <text:p text:style-name="P3"><text:span text:style-name="T1"/><text:span text:style-name="T3">Nariz:</text:span><text:span text:style-name="T2"><text:s/>detecta aromas primarios (fruta blanca, flores), secundarios (pan tostado, levadura) y terciarios (miel, frutos secos) según su tiempo sobre lías.</text:span></text:p>
        </text:list-item>
        <text:list-item>
          <text:p text:style-name="P3"><text:span text:style-name="T1"/><text:span text:style-name="T3">Boca:</text:span><text:span text:style-name="T2"><text:s/>siente la textura cremosa, la frescura y el final seco. La burbuja debe integrarse suavemente, no ser agresiva.</text:span></text:p>
        </text:list-item>
      </text:list>
      <text:p text:style-name="P2"><text:span text:style-name="T5">🌬</text:span><text:span text:style-name="T2"><text:s/></text:span><text:span text:style-name="T6">Las burbujas no solo refrescan: también transportan aromas y textura. Son el alma viva del espumoso.</text:span></text:p>
      <text:p text:style-name="P9"/>
      <text:p text:style-name="P1"><text:span text:style-name="T1">8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Paco de Lucía – “Entre Dos Aguas”</text:span><text:span text:style-name="T2"><text:line-break/></text:span><text:span text:style-name="T5">🍷</text:span><text:span text:style-name="T2"><text:s/></text:span><text:span text:style-name="T3">Vino sugerido:</text:span><text:span text:style-name="T2"><text:s/></text:span><text:span text:style-name="T6">Pedro Ximénez (PX)</text:span><text:span text:style-name="T2"><text:line-break/></text:span><text:span text:style-name="T5">🍽</text:span><text:span text:style-name="T2"><text:s/></text:span><text:span text:style-name="T3">Maridaje:</text:span><text:span text:style-name="T2"><text:s/></text:span><text:span text:style-name="T6">Brownie o queso azul.</text:span></text:p>
      <text:p text:style-name="P7"><text:span text:style-name="T1">Ejercicio de cata para los alumnos:</text:span></text:p>
      <text:list text:style-name="L2">
        <text:list-item>
          <text:p text:style-name="P3"><text:span text:style-name="T1"/><text:span text:style-name="T3">Vista:</text:span><text:span text:style-name="T2"><text:s/>observar su color, que puede ir del dorado claro al ámbar oscuro o casi negro.</text:span></text:p>
        </text:list-item>
        <text:list-item>
          <text:p text:style-name="P3"><text:span text:style-name="T1"/><text:span text:style-name="T3">Nariz:</text:span><text:span text:style-name="T2"><text:s/>aromas intensos y envolventes, a miel, higos secos, café, nueces, toffee o cacao.</text:span></text:p>
        </text:list-item>
        <text:list-item>
          <text:p text:style-name="P3"><text:span text:style-name="T1"/><text:span text:style-name="T3">Boca:</text:span><text:span text:style-name="T2"><text:s/>textura densa, glicérica, cálida; el dulzor debe equilibrarse con acidez.</text:span></text:p>
        </text:list-item>
        <text:list-item>
          <text:p text:style-name="P3"><text:span text:style-name="T1"/><text:span text:style-name="T3">Final:</text:span><text:span text:style-name="T2"><text:s/>largo, persistente, con recuerdos tostados o frutales.</text:span></text:p>
        </text:list-item>
      </text:list>
      <text:p text:style-name="P2"><text:span text:style-name="T5">🌟</text:span><text:span text:style-name="T2"><text:s/></text:span><text:span text:style-name="T6">El vino dulce invita a saborear lentamente, a disfrutar del silencio entre sorbos.</text:span></text:p>
      <text:p text:style-name="P9"/>
      <text:p text:style-name="P1"><text:span text:style-name="T1">9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“Clair de Lune” – Claude Debussy</text:span><text:span text:style-name="T2"><text:line-break/></text:span><text:span text:style-name="T5">🍷</text:span><text:span text:style-name="T2"><text:s/></text:span><text:span text:style-name="T3">Vino sugerido:</text:span><text:span text:style-name="T2"><text:s/></text:span><text:span text:style-name="T6">Tinto joven o blanco afrutado</text:span><text:span text:style-name="T2"><text:line-break/></text:span><text:span text:style-name="T5">🍽</text:span><text:span text:style-name="T2"><text:s/></text:span><text:span text:style-name="T3">Maridaje:</text:span><text:span text:style-name="T2"><text:s/></text:span><text:span text:style-name="T6">Frutos secos o pan artesanal neutro</text:span></text:p>
      <text:p text:style-name="P9"/>
      <text:p text:style-name="P7"><text:span text:style-name="T1">Ejercicio de cata para el alumno</text:span></text:p>
      <text:list text:style-name="L2">
        <text:list-item>
          <text:p text:style-name="P3"><text:span text:style-name="T1"/><text:span text:style-name="T3">Preparar el entorno:</text:span><text:span text:style-name="T2"><text:s/>buena luz, sin olores externos, copa transparente, vino a temperatura adecuada.</text:span></text:p>
        </text:list-item>
        <text:list-item>
          <text:p text:style-name="P3"><text:span text:style-name="T1"/><text:span text:style-name="T3">Servir una pequeña cantidad (⅓ de copa).</text:span></text:p>
        </text:list-item>
        <text:list-item>
          <text:p text:style-name="P3"><text:span text:style-name="T1"/><text:span text:style-name="T3">Fase visual:</text:span><text:span text:style-name="T2"><text:s/>inclina la copa sobre fondo blanco y observa color y brillo.</text:span></text:p>
        </text:list-item>
        <text:list-item>
          <text:p text:style-name="P3"><text:span text:style-name="T1"/><text:span text:style-name="T3">Fase olfativa:</text:span><text:span text:style-name="T2"><text:s/>huele sin agitar, luego agita suavemente y vuelve a oler.</text:span></text:p>
        </text:list-item>
        <text:list-item>
          <text:p text:style-name="P3"><text:span text:style-name="T1"/><text:span text:style-name="T3">Fase gustativa:</text:span><text:span text:style-name="T2"><text:s/>toma un pequeño sorbo, muévelo por la boca, analiza textura y final.</text:span></text:p>
        </text:list-item>
        <text:list-item>
          <text:p text:style-name="P3"><text:span text:style-name="T1"/><text:span text:style-name="T3">Conclusión:</text:span><text:span text:style-name="T2"><text:s/>anota impresiones sobre intensidad, equilibrio y persistencia.</text:span></text:p>
        </text:list-item>
      </text:list>
      <text:p text:style-name="P2"><text:span text:style-name="T5">📝</text:span><text:span text:style-name="T2"><text:s/></text:span><text:span text:style-name="T6">La cata no es solo sensorial, también es reflexiva: aprender a describir lo que sientes te convierte en catador.</text:span></text:p>
      <text:p text:style-name="P9"/>
      <text:p text:style-name="P1"><text:span text:style-name="T1">10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“Cold Little Heart” – Michael Kiwanuka</text:span><text:span text:style-name="T2"><text:line-break/></text:span><text:span text:style-name="T5">🍷</text:span><text:span text:style-name="T2"><text:s/></text:span><text:span text:style-name="T3">Vino sugerido:</text:span><text:span text:style-name="T2"><text:s/>prueba el mismo vino a dos temperaturas distintas (por ejemplo, un Chardonnay joven a 8 °C y a 12 °C).<text:line-break/></text:span><text:span text:style-name="T5">🍽</text:span><text:span text:style-name="T2"><text:s/></text:span><text:span text:style-name="T3">Maridaje sugerido:</text:span></text:p>
      <text:list text:style-name="L1">
        <text:list-item>
          <text:p text:style-name="P3"><text:span text:style-name="T2">Queso curado para tintos cálidos.</text:span></text:p>
        </text:list-item>
        <text:list-item>
          <text:p text:style-name="P3"><text:span text:style-name="T2">Fruta fresca o ceviche para blancos fríos.</text:span></text:p>
        </text:list-item>
      </text:list>
      <text:p text:style-name="P7"><text:span text:style-name="T1">Observaciones prácticas:</text:span></text:p>
      <text:list text:style-name="L2">
        <text:list-item>
          <text:p text:style-name="P3"><text:span text:style-name="T1"/><text:span text:style-name="T3">Blanco frío (8 °C):</text:span><text:span text:style-name="T2"><text:s/>acidez y frescor predominantes, aromas cítricos claros.</text:span></text:p>
        </text:list-item>
        <text:list-item>
          <text:p text:style-name="P3"><text:span text:style-name="T1"/><text:span text:style-name="T3">Blanco templado (12 °C):</text:span><text:span text:style-name="T2"><text:s/>fruta más madura, notas florales y sensación más redonda.</text:span></text:p>
        </text:list-item>
        <text:list-item>
          <text:p text:style-name="P3"><text:span text:style-name="T1"/><text:span text:style-name="T3">Tinto frío (14 °C):</text:span><text:span text:style-name="T2"><text:s/>más afrutado, ligero y accesible.</text:span></text:p>
        </text:list-item>
        <text:list-item>
          <text:p text:style-name="P3"><text:span text:style-name="T1"/><text:span text:style-name="T3">Tinto caliente (20 °C):</text:span><text:span text:style-name="T2"><text:s/>sensación alcohólica elevada, taninos ásperos, aromas menos definidos.</text:span></text:p>
        </text:list-item>
      </text:list>
      <text:p text:style-name="P2"><text:span text:style-name="T5">🎯</text:span><text:span text:style-name="T2"><text:s/></text:span><text:span text:style-name="T6">Este ejercicio demuestra cómo un grado o dos cambia la percepción de un vino.</text:span></text:p>
      <text:p text:style-name="P9"/>
      <text:p text:style-name="P1"><text:span text:style-name="T1">11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“Experience – Ludovico Einaudi”</text:span><text:span text:style-name="T2"><text:line-break/></text:span><text:span text:style-name="T5">🍷</text:span><text:span text:style-name="T2"><text:s/></text:span><text:span text:style-name="T3">Actividad:</text:span><text:span text:style-name="T2"><text:s/>prueba el mismo vino en </text:span><text:span text:style-name="T3">dos copas distintas</text:span><text:span text:style-name="T2"><text:s/>(ej. Chardonnay en copa ancha vs. estrecha).</text:span></text:p>
      <text:p text:style-name="P7"><text:span text:style-name="T1">Observaciones</text:span></text:p>
      <text:list text:style-name="L2">
        <text:list-item>
          <text:p text:style-name="P3"><text:span text:style-name="T2">Nota diferencias en </text:span><text:span text:style-name="T3">aroma</text:span><text:span text:style-name="T2">: una copa ancha libera más bouquet; la estrecha lo concentra.</text:span></text:p>
        </text:list-item>
        <text:list-item>
          <text:p text:style-name="P3"><text:span text:style-name="T2">Evalúa </text:span><text:span text:style-name="T3">sensación en boca</text:span><text:span text:style-name="T2">: más redondo vs. más fresco y ácido.</text:span></text:p>
        </text:list-item>
        <text:list-item>
          <text:p text:style-name="P3"><text:span text:style-name="T2">Identifica </text:span><text:span text:style-name="T3">final</text:span><text:span text:style-name="T2"><text:s/>y textura: la copa puede suavizar o acentuar taninos y acidez.</text:span></text:p>
        </text:list-item>
      </text:list>
      <text:p text:style-name="P2"><text:span text:style-name="T5">🍽</text:span><text:span text:style-name="T2"><text:s/></text:span><text:span text:style-name="T3">Maridaje sugerido:</text:span><text:span text:style-name="T2"><text:s/>chocolate negro o frutos secos. Esto ayuda a percibir cómo la copa afecta la integración del sabor con la comida.</text:span></text:p>
      <text:p text:style-name="P2"><text:span text:style-name="T5">🎯</text:span><text:span text:style-name="T2"><text:s/></text:span><text:span text:style-name="T6">Esta práctica enseña que la copa no es un detalle menor, sino un instrumento de la cata.</text:span></text:p>
      <text:p text:style-name="P9"/>
      <text:p text:style-name="P1"><text:span text:style-name="T1">12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“La Primavera” – Vivaldi</text:span><text:span text:style-name="T2"><text:line-break/></text:span><text:span text:style-name="T5">🍷</text:span><text:span text:style-name="T2"><text:s/></text:span><text:span text:style-name="T3">Vino sugerido:</text:span><text:span text:style-name="T2"><text:s/>blanco fresco, ligero y aromático (Albariño o Sauvignon Blanc joven).<text:line-break/></text:span><text:span text:style-name="T5">🍽</text:span><text:span text:style-name="T2"><text:s/></text:span><text:span text:style-name="T3">Maridaje:</text:span><text:span text:style-name="T2"><text:s/>uvas frescas, quesos suaves, frutos secos delicados.</text:span></text:p>
      <text:p text:style-name="P7"><text:span text:style-name="T1">Actividad práctica</text:span></text:p>
      <text:list text:style-name="L2">
        <text:list-item>
          <text:p text:style-name="P3"><text:span text:style-name="T2">Observa un cuadro o ilustración donde aparezca vino.</text:span></text:p>
        </text:list-item>
        <text:list-item>
          <text:p text:style-name="P3"><text:span text:style-name="T2">Identifica el mensaje: ¿celebración, nobleza o libertad?</text:span></text:p>
        </text:list-item>
        <text:list-item>
          <text:p text:style-name="P3"><text:span text:style-name="T2">Prueba el vino y el maridaje mientras escuchas la música.</text:span></text:p>
        </text:list-item>
        <text:list-item>
          <text:p text:style-name="P3"><text:span text:style-name="T2">Reflexiona: ¿Cómo se conecta lo que ves, escuchas y saboreas?</text:span></text:p>
        </text:list-item>
      </text:list>
      <text:p text:style-name="P2"><text:span text:style-name="T5">🎨</text:span><text:span text:style-name="T2"><text:s/></text:span><text:span text:style-name="T6">El vino despierta sentidos y emociones, igual que el arte.</text:span></text:p>
      <text:p text:style-name="P9"/>
      <text:p text:style-name="P1"><text:span text:style-name="T1">13 – Experiencia sensorial: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“Come Away With Me” – Norah Jones</text:span><text:span text:style-name="T2"><text:line-break/></text:span><text:span text:style-name="T5">🍷</text:span><text:span text:style-name="T2"><text:s/></text:span><text:span text:style-name="T3">Reto:</text:span><text:span text:style-name="T2"><text:s/>elige tu vino favorito y combínalo con </text:span><text:span text:style-name="T3">3 alimentos distintos</text:span><text:span text:style-name="T2">.</text:span></text:p>
      <text:p text:style-name="P7"><text:span text:style-name="T1">Observaciones</text:span></text:p>
      <text:list text:style-name="L2">
        <text:list-item>
          <text:p text:style-name="P3"><text:span text:style-name="T2">Evalúa cómo cambia el sabor del vino con cada alimento.</text:span></text:p>
        </text:list-item>
        <text:list-item>
          <text:p text:style-name="P3"><text:span text:style-name="T2">Detecta si el plato resalta o enmascara los aromas del vino.</text:span></text:p>
        </text:list-item>
        <text:list-item>
          <text:p text:style-name="P3"><text:span text:style-name="T2">Toma nota de </text:span><text:span text:style-name="T3">lo que funciona mejor</text:span><text:span text:style-name="T2"><text:s/>y por qué: acidez, dulzor, taninos o textura.</text:span></text:p>
        </text:list-item>
      </text:list>
      <text:p text:style-name="P2"><text:span text:style-name="T5">🍽</text:span><text:span text:style-name="T2"><text:s/></text:span><text:span text:style-name="T3">Ejemplo de prueba:</text:span></text:p>
      <text:list text:style-name="L1">
        <text:list-item>
          <text:p text:style-name="P3"><text:span text:style-name="T2">Chardonnay joven con sushi: fresco y armonioso.</text:span></text:p>
        </text:list-item>
        <text:list-item>
          <text:p text:style-name="P3"><text:span text:style-name="T2">Cabernet Sauvignon con chocolate negro: intenso, a veces pesado.</text:span></text:p>
        </text:list-item>
        <text:list-item>
          <text:p text:style-name="P3"><text:span text:style-name="T2">Garnacha rosada con ensalada mediterránea: equilibrado y alegre.</text:span></text:p>
        </text:list-item>
      </text:list>
      <text:p text:style-name="P2"><text:span text:style-name="T5">🌟</text:span><text:span text:style-name="T2"><text:s/></text:span><text:span text:style-name="T6">Esta práctica enseña que experimentar es la mejor manera de aprender maridajes.</text:span></text:p>
      <text:p text:style-name="P9"/>
      <text:p text:style-name="P1"><text:span text:style-name="T1">14 – Experiencia sensorial</text:span></text:p>
      <text:p text:style-name="P2"><text:span text:style-name="T5">🎶</text:span><text:span text:style-name="T2"><text:s/></text:span><text:span text:style-name="T3">Playlist sugerida:</text:span><text:span text:style-name="T2"><text:s/></text:span><text:span text:style-name="T6">“Wine &amp; Chill Sessions”</text:span><text:span text:style-name="T2"><text:line-break/></text:span><text:span text:style-name="T5">🍷</text:span><text:span text:style-name="T2"><text:s/></text:span><text:span text:style-name="T3">Actividad:</text:span><text:span text:style-name="T2"><text:s/>elige un vino (por ejemplo, un Pinot Noir) y pruébalo con dos géneros musicales distintos: jazz y rock.</text:span></text:p>
      <text:p text:style-name="P7"><text:span text:style-name="T1">Observaciones</text:span></text:p>
      <text:list text:style-name="L2">
        <text:list-item>
          <text:p text:style-name="P3"><text:span text:style-name="T2">Evalúa cómo cambian </text:span><text:span text:style-name="T3">aroma, cuerpo y sensación en boca</text:span><text:span text:style-name="T2">.</text:span></text:p>
        </text:list-item>
        <text:list-item>
          <text:p text:style-name="P3"><text:span text:style-name="T2">Identifica cuál música hace que el vino parezca más </text:span><text:span text:style-name="T3">elegante, intenso o frutal</text:span><text:span text:style-name="T2">.</text:span></text:p>
        </text:list-item>
        <text:list-item>
          <text:p text:style-name="P3"><text:span text:style-name="T2">Reflexiona sobre la experiencia: música y vino juntos crean una </text:span><text:span text:style-name="T3">historia sensorial más rica</text:span><text:span text:style-name="T2">.</text:span></text:p>
        </text:list-item>
      </text:list>
      <text:p text:style-name="P2"><text:span text:style-name="T5">🍽</text:span><text:span text:style-name="T2"><text:s/></text:span><text:span text:style-name="T3">Maridaje opcional:</text:span><text:span text:style-name="T2"><text:s/>frutos secos o quesos suaves para no interferir con la percepción de los aromas y texturas.</text:span></text:p>
      <text:p text:style-name="P2"><text:span text:style-name="T5">🎯</text:span><text:span text:style-name="T2"><text:s/></text:span><text:span text:style-name="T6">Este ejercicio enseña que disfrutar de un vino es también un acto de conciencia sensorial, donde todos los sentidos participan.</text:span></text:p>
      <text:p text:style-name="P9"/>
      <text:p text:style-name="P1"><text:span text:style-name="T1">15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“Volare” – Gipsy Kings</text:span><text:span text:style-name="T2"><text:line-break/></text:span><text:span text:style-name="T5">🍷</text:span><text:span text:style-name="T2"><text:s/></text:span><text:span text:style-name="T3">Actividad:</text:span><text:span text:style-name="T2"><text:s/>elige un vino típico de la región que más te atraiga (ej. Malbec de Mendoza, Albariño de Galicia, Chianti de Toscana).</text:span></text:p>
      <text:p text:style-name="P7"><text:span text:style-name="T1">Observaciones</text:span></text:p>
      <text:list text:style-name="L2">
        <text:list-item>
          <text:p text:style-name="P3"><text:span text:style-name="T2">Evalúa </text:span><text:span text:style-name="T3">aroma, sabor y cuerpo</text:span><text:span text:style-name="T2"><text:s/>en relación con el clima y el paisaje del lugar.</text:span></text:p>
        </text:list-item>
        <text:list-item>
          <text:p text:style-name="P3"><text:span text:style-name="T2">Reflexiona cómo la </text:span><text:span text:style-name="T3">cultura y gastronomía local</text:span><text:span text:style-name="T2"><text:s/>influyen en el estilo de vino.</text:span></text:p>
        </text:list-item>
        <text:list-item>
          <text:p text:style-name="P3"><text:span text:style-name="T2">Considera cómo </text:span><text:span text:style-name="T3">la historia y tradiciones</text:span><text:span text:style-name="T2"><text:s/>afectan la producción y percepción del vino.</text:span></text:p>
        </text:list-item>
      </text:list>
      <text:p text:style-name="P2"><text:span text:style-name="T5">🍽</text:span><text:span text:style-name="T2"><text:s/></text:span><text:span text:style-name="T3">Maridaje sugerido:</text:span><text:span text:style-name="T2"><text:s/>platos típicos de la región seleccionada para experimentar la armonía completa.</text:span></text:p>
      <text:p text:style-name="P2"><text:span text:style-name="T5">🌍</text:span><text:span text:style-name="T2"><text:s/></text:span><text:span text:style-name="T6">Cada botella es un viaje sensorial a su lugar de origen.</text:span></text:p>
      <text:p text:style-name="P9"/>
      <text:p text:style-name="P1"><text:span text:style-name="T1">16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“What a Wonderful World – Louis Armstrong”</text:span><text:span text:style-name="T2"><text:line-break/></text:span><text:span text:style-name="T5">🍷</text:span><text:span text:style-name="T2"><text:s/></text:span><text:span text:style-name="T3">Actividad:</text:span><text:span text:style-name="T2"><text:s/>organiza un mini brindis con 3 amigos:</text:span></text:p>
      <text:list text:style-name="L2">
        <text:list-item>
          <text:p text:style-name="P3"><text:span text:style-name="T2">Elegid un vino según el tipo de encuentro (blanco fresco, rosado o espumoso).</text:span></text:p>
        </text:list-item>
        <text:list-item>
          <text:p text:style-name="P3"><text:span text:style-name="T2">Observad la copa, olfatead los aromas y tomad un sorbo lento.</text:span></text:p>
        </text:list-item>
        <text:list-item>
          <text:p text:style-name="P3"><text:span text:style-name="T2">Realizad el brindis con contacto visual y compartid un recuerdo o anécdota mientras bebéis.</text:span></text:p>
        </text:list-item>
      </text:list>
      <text:p text:style-name="P7"><text:span text:style-name="T1">Observaciones</text:span></text:p>
      <text:list text:style-name="L1">
        <text:list-item>
          <text:p text:style-name="P3"><text:span text:style-name="T2">Fijaos en cómo cambia la percepción del vino al </text:span><text:span text:style-name="T3">compartirlo con otros</text:span><text:span text:style-name="T2">.</text:span></text:p>
        </text:list-item>
        <text:list-item>
          <text:p text:style-name="P3"><text:span text:style-name="T2">Reflexiona sobre la </text:span><text:span text:style-name="T3">emoción y conexión que se genera</text:span><text:span text:style-name="T2">: el ritual convierte un momento ordinario en extraordinario.</text:span></text:p>
        </text:list-item>
      </text:list>
      <text:p text:style-name="P2"><text:span text:style-name="T5">🌟</text:span><text:span text:style-name="T2"><text:s/></text:span><text:span text:style-name="T6">El ritual social del vino es aprendizaje, disfrute y convivencia en un solo acto.</text:span></text:p>
      <text:p text:style-name="P9"/>
      <text:p text:style-name="P1"><text:span text:style-name="T1">17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“La Vie en Rose – Édith Piaf”</text:span><text:span text:style-name="T2"><text:line-break/></text:span><text:span text:style-name="T5">🍷</text:span><text:span text:style-name="T2"><text:s/></text:span><text:span text:style-name="T3">Actividad:</text:span><text:span text:style-name="T2"><text:s/>toma 3 botellas distintas y analiza sus etiquetas:</text:span></text:p>
      <text:list text:style-name="L2">
        <text:list-item>
          <text:p text:style-name="P3"><text:span text:style-name="T2">Identifica la </text:span><text:span text:style-name="T3">denominación de origen y añada</text:span><text:span text:style-name="T2">.</text:span></text:p>
        </text:list-item>
        <text:list-item>
          <text:p text:style-name="P3"><text:span text:style-name="T2">Reconoce la </text:span><text:span text:style-name="T3">variedad de uva y bodega</text:span><text:span text:style-name="T2">.</text:span></text:p>
        </text:list-item>
        <text:list-item>
          <text:p text:style-name="P3"><text:span text:style-name="T2">Compara </text:span><text:span text:style-name="T3">grado alcohólico y notas complementarias</text:span><text:span text:style-name="T2">.</text:span></text:p>
        </text:list-item>
      </text:list>
      <text:p text:style-name="P7"><text:span text:style-name="T1">Observaciones</text:span></text:p>
      <text:list text:style-name="L1">
        <text:list-item>
          <text:p text:style-name="P3"><text:span text:style-name="T2">Reflexiona sobre cómo </text:span><text:span text:style-name="T3">la información de la etiqueta coincide con lo que percibes en la cata</text:span><text:span text:style-name="T2">.</text:span></text:p>
        </text:list-item>
        <text:list-item>
          <text:p text:style-name="P3"><text:span text:style-name="T2">Aprende a </text:span><text:span text:style-name="T3">usar la etiqueta como guía para maridajes y ocasiones</text:span><text:span text:style-name="T2">.</text:span></text:p>
        </text:list-item>
      </text:list>
      <text:p text:style-name="P2"><text:span text:style-name="T5">🌟</text:span><text:span text:style-name="T2"><text:s/></text:span><text:span text:style-name="T6">Cada etiqueta es un mapa del vino: de la viña a tu copa.</text:span></text:p>
      <text:p text:style-name="P9"/>
      <text:p text:style-name="P1"><text:span text:style-name="T1">18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“Clair de Lune – Debussy”</text:span><text:span text:style-name="T2"><text:line-break/></text:span><text:span text:style-name="T5">🍷</text:span><text:span text:style-name="T2"><text:s/></text:span><text:span text:style-name="T3">Actividad:</text:span><text:span text:style-name="T2"><text:s/>prueba un mismo vino bajo distintas condiciones de servicio:</text:span></text:p>
      <text:list text:style-name="L2">
        <text:list-item>
          <text:p text:style-name="P3"><text:span text:style-name="T2">Guarda una botella en posición vertical y otra horizontal, luego compara su aroma y sabor.</text:span></text:p>
        </text:list-item>
        <text:list-item>
          <text:p text:style-name="P3"><text:span text:style-name="T2">Prueba un vino a temperatura demasiado fría y otro a temperatura ideal.</text:span></text:p>
        </text:list-item>
        <text:list-item>
          <text:p text:style-name="P3"><text:span text:style-name="T2">Experimenta decantando un tinto de crianza versus sirviéndolo directamente en la copa.</text:span></text:p>
        </text:list-item>
      </text:list>
      <text:p text:style-name="P7"><text:span text:style-name="T1">Observaciones</text:span></text:p>
      <text:list text:style-name="L1">
        <text:list-item>
          <text:p text:style-name="P3"><text:span text:style-name="T2">Nota diferencias en </text:span><text:span text:style-name="T3">aromas, cuerpo y persistencia</text:span><text:span text:style-name="T2">.</text:span></text:p>
        </text:list-item>
        <text:list-item>
          <text:p text:style-name="P3"><text:span text:style-name="T2">Reflexiona sobre cómo </text:span><text:span text:style-name="T3">la temperatura, la luz, la posición y el descorche afectan la experiencia de la cata</text:span><text:span text:style-name="T2">.</text:span></text:p>
        </text:list-item>
      </text:list>
      <text:p text:style-name="P2"><text:span text:style-name="T5">🌟</text:span><text:span text:style-name="T2"><text:s/></text:span><text:span text:style-name="T6">Servir y conservar es un arte que preserva el alma del vino.</text:span></text:p>
      <text:p text:style-name="P9"/>
      <text:p text:style-name="P1"><text:span text:style-name="T1">19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“Fly Me to the Moon – Frank Sinatra”</text:span><text:span text:style-name="T2"><text:line-break/></text:span><text:span text:style-name="T5">🍷</text:span><text:span text:style-name="T2"><text:s/></text:span><text:span text:style-name="T3">Actividad:</text:span><text:span text:style-name="T2"><text:s/>Simula la elección de un vino:</text:span></text:p>
      <text:list text:style-name="L2">
        <text:list-item>
          <text:p text:style-name="P3"><text:span text:style-name="T2">Escoge un plato principal de un menú ficticio.</text:span></text:p>
        </text:list-item>
        <text:list-item>
          <text:p text:style-name="P3"><text:span text:style-name="T2">Selecciona tres opciones de vino según ocasión, maridaje y presupuesto.</text:span></text:p>
        </text:list-item>
        <text:list-item>
          <text:p text:style-name="P3"><text:span text:style-name="T2">Justifica tu elección y, si es posible, realiza una </text:span><text:span text:style-name="T3">degustación comparativa</text:span><text:span text:style-name="T2">.</text:span></text:p>
        </text:list-item>
      </text:list>
      <text:p text:style-name="P7"><text:span text:style-name="T1">Observaciones</text:span></text:p>
      <text:list text:style-name="L1">
        <text:list-item>
          <text:p text:style-name="P3"><text:span text:style-name="T2">Evalúa cómo cambian la percepción del vino con la comida.</text:span></text:p>
        </text:list-item>
        <text:list-item>
          <text:p text:style-name="P3"><text:span text:style-name="T2">Aprende a </text:span><text:span text:style-name="T3">equilibrar precio, calidad y experiencia sensorial</text:span><text:span text:style-name="T2">.</text:span></text:p>
        </text:list-item>
        <text:list-item>
          <text:p text:style-name="P3"><text:span text:style-name="T2">Reflexiona sobre cómo </text:span><text:span text:style-name="T3">la etiqueta y la carta orientan tu decisión</text:span><text:span text:style-name="T2">.</text:span></text:p>
        </text:list-item>
      </text:list>
      <text:p text:style-name="P2"><text:span text:style-name="T5">🌟</text:span><text:span text:style-name="T2"><text:s/></text:span><text:span text:style-name="T6">Elegir vino es un arte que combina ciencia, experiencia y gusto personal.</text:span></text:p>
      <text:p text:style-name="P9"/>
      <text:p text:style-name="P1"><text:span text:style-name="T1">20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“Earth Song – Michael Jackson”</text:span><text:span text:style-name="T2"><text:line-break/></text:span><text:span text:style-name="T5">🍷</text:span><text:span text:style-name="T2"><text:s/></text:span><text:span text:style-name="T3">Actividad:</text:span><text:span text:style-name="T2"><text:s/>Prueba vinos sostenibles y compara con vinos convencionales:</text:span></text:p>
      <text:list text:style-name="L2">
        <text:list-item>
          <text:p text:style-name="P3"><text:span text:style-name="T2">Degusta un </text:span><text:span text:style-name="T3">vino ecológico y un vino tradicional</text:span><text:span text:style-name="T2"><text:s/>del mismo varietal.</text:span></text:p>
        </text:list-item>
        <text:list-item>
          <text:p text:style-name="P3"><text:span text:style-name="T2">Evalúa </text:span><text:span text:style-name="T3">aroma, sabor y sensación en boca</text:span><text:span text:style-name="T2">.</text:span></text:p>
        </text:list-item>
        <text:list-item>
          <text:p text:style-name="P3"><text:span text:style-name="T2">Reflexiona sobre </text:span><text:span text:style-name="T3">cómo las prácticas sostenibles influyen en la frescura, expresividad y textura del vino</text:span><text:span text:style-name="T2">.</text:span></text:p>
        </text:list-item>
      </text:list>
      <text:p text:style-name="P7"><text:span text:style-name="T1">Observaciones</text:span></text:p>
      <text:list text:style-name="L1">
        <text:list-item>
          <text:p text:style-name="P3"><text:span text:style-name="T2">Nota diferencias en </text:span><text:span text:style-name="T3">aromas más puros y frescos</text:span><text:span text:style-name="T2"><text:s/>en vinos sostenibles.</text:span></text:p>
        </text:list-item>
        <text:list-item>
          <text:p text:style-name="P3"><text:span text:style-name="T2">Comprende cómo la </text:span><text:span text:style-name="T3">ética y el respeto al medio ambiente pueden mejorar la experiencia de cata</text:span><text:span text:style-name="T2">.</text:span></text:p>
        </text:list-item>
      </text:list>
      <text:p text:style-name="P2"><text:span text:style-name="T5">🌟</text:span><text:span text:style-name="T2"><text:s/></text:span><text:span text:style-name="T6">El futuro del vino combina placer sensorial y responsabilidad ambiental.</text:span></text:p>
      <text:p text:style-name="P9"/>
      <text:p text:style-name="P1"><text:span text:style-name="T1">21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</text:span><text:span text:style-name="T6">“Autumn Leaves – Miles Davis”</text:span><text:span text:style-name="T2"><text:line-break/></text:span><text:span text:style-name="T5">🍷</text:span><text:span text:style-name="T2"><text:s/></text:span><text:span text:style-name="T3">Actividad:</text:span><text:span text:style-name="T2"><text:s/>Diseña tu bodega ideal:</text:span></text:p>
      <text:list text:style-name="L2">
        <text:list-item>
          <text:p text:style-name="P3"><text:span text:style-name="T2">Determina </text:span><text:span text:style-name="T3">cuántas botellas deseas almacenar</text:span><text:span text:style-name="T2"><text:s/>y su distribución por tipo.</text:span></text:p>
        </text:list-item>
        <text:list-item>
          <text:p text:style-name="P3"><text:span text:style-name="T2">Decide </text:span><text:span text:style-name="T3">la ubicación</text:span><text:span text:style-name="T2"><text:s/>según temperatura, luz y humedad.</text:span></text:p>
        </text:list-item>
        <text:list-item>
          <text:p text:style-name="P3"><text:span text:style-name="T2">Planifica la </text:span><text:span text:style-name="T3">rotación de botellas</text:span><text:span text:style-name="T2"><text:s/>para consumo a corto y largo plazo.</text:span></text:p>
        </text:list-item>
        <text:list-item>
          <text:p text:style-name="P3"><text:span text:style-name="T2">Haz un pequeño registro con </text:span><text:span text:style-name="T3">notas sobre cada vino</text:span><text:span text:style-name="T2">: añada, bodega, estilo y maridaje recomendado.</text:span></text:p>
        </text:list-item>
      </text:list>
      <text:p text:style-name="P7"><text:span text:style-name="T1">Observaciones</text:span></text:p>
      <text:list text:style-name="L1">
        <text:list-item>
          <text:p text:style-name="P3"><text:span text:style-name="T2">Evalúa cómo </text:span><text:span text:style-name="T3">la organización facilita el acceso y la selección del vino</text:span><text:span text:style-name="T2">.</text:span></text:p>
        </text:list-item>
        <text:list-item>
          <text:p text:style-name="P3"><text:span text:style-name="T2">Reflexiona sobre la importancia de </text:span><text:span text:style-name="T3">conservar correctamente cada botella para preservar aromas y calidad</text:span><text:span text:style-name="T2">.</text:span></text:p>
        </text:list-item>
      </text:list>
      <text:p text:style-name="P2"><text:span text:style-name="T5">🌟</text:span><text:span text:style-name="T2"><text:s/></text:span><text:span text:style-name="T6">La planificación y la organización son los cimientos de una bodega exitosa.</text:span></text:p>
      <text:p text:style-name="P9"/>
      <text:p text:style-name="P1"><text:span text:style-name="T1">22 – Experiencia sensorial</text:span></text:p>
      <text:p text:style-name="P2"><text:span text:style-name="T5">🎶</text:span><text:span text:style-name="T2"><text:s/></text:span><text:span text:style-name="T3">Música sugerida:</text:span><text:span text:style-name="T2"><text:s/>playlist variada según tipo de vino<text:line-break/></text:span><text:span text:style-name="T5">🍷</text:span><text:span text:style-name="T2"><text:s/></text:span><text:span text:style-name="T3">Vinos sugeridos:</text:span><text:span text:style-name="T2"><text:s/>un tinto de crianza, un blanco fresco, un rosado y un espumoso<text:line-break/></text:span><text:span text:style-name="T5">🍽</text:span><text:span text:style-name="T2"><text:s/></text:span><text:span text:style-name="T3">Maridaje:</text:span><text:span text:style-name="T2"><text:s/>queso curado, pescado, ensalada y postre ligero</text:span></text:p>
      <text:p text:style-name="P2"><text:span text:style-name="T3">Actividad paso a paso:</text:span></text:p>
      <text:list text:style-name="L2">
        <text:list-item>
          <text:p text:style-name="P3"><text:span text:style-name="T2">Selecciona el vino y la copa correcta según estilo.</text:span></text:p>
        </text:list-item>
        <text:list-item>
          <text:p text:style-name="P3"><text:span text:style-name="T2">Aplica las fases de cata: vista, olfato y gusto.</text:span></text:p>
        </text:list-item>
        <text:list-item>
          <text:p text:style-name="P3"><text:span text:style-name="T2">Prueba con el maridaje y escucha música.</text:span></text:p>
        </text:list-item>
        <text:list-item>
          <text:p text:style-name="P3"><text:span text:style-name="T2">Anota observaciones sobre cómo cambian aromas, sabores y sensación en boca.</text:span></text:p>
        </text:list-item>
        <text:list-item>
          <text:p text:style-name="P3"><text:span text:style-name="T2">Repite con los distintos vinos para </text:span><text:span text:style-name="T3">comparar y contrastar</text:span><text:span text:style-name="T2">.</text:span></text:p>
        </text:list-item>
      </text:list>
      <text:p text:style-name="P2"><text:span text:style-name="T5">🌟</text:span><text:span text:style-name="T2"><text:s/></text:span><text:span text:style-name="T6">El objetivo es aprender a disfrutar y analizar de manera consciente, combinando todos los conocimientos adquiri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1</meta:generator>
    <meta:initial-creator>SEDASER SOLUCIONES INFORMATICAS</meta:initial-creator>
  </office:meta>
</office:document-meta>
</file>